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5-01-19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4-01-0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3-01-0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2-01-0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5248" calcext:value-type="float">
            <text:p>109.0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1-01-06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0-01-0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20-01-04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9656" calcext:value-type="float">
            <text:p>108.4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9-01-04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8-01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7-01-05 16:4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6-01-04 16:3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5-01-04 22:05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4-01-04 23:19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4336" calcext:value-type="float">
            <text:p>107.8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3-01-05 15:3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2-01-05 23:1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1-01-05 23:37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10-01-04 22:5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9-01-07 16:5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8456" calcext:value-type="float">
            <text:p>106.5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9-01-07 15:2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236" calcext:value-type="float">
            <text:p>106.5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8-01-07 15:30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4888" calcext:value-type="float">
            <text:p>106.16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8-01-07 15:1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7-02-22 15:2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6-01-07 18:1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5-01-10 21:4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4-01-14 19:5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3-01-09 17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2-01-07 16:58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1-01-11 15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508" calcext:value-type="float">
            <text:p>101.6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2000-01-05 08:5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8864" calcext:value-type="float">
            <text:p>100.6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31101442101</text:p>
          </table:table-cell>
          <table:table-cell office:value-type="string" calcext:value-type="string">
            <text:p>199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